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rfc-language-tag="sr-Latn-RS" fo:language="sr" fo:script="Latn" fo:country="RS" fo:font-weight="bold" officeooo:rsid="0009bb6f" officeooo:paragraph-rsid="0009bb6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fo:font-weight="normal" officeooo:rsid="0009bb6f" officeooo:paragraph-rsid="0009bb6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fo:font-weight="normal" officeooo:rsid="000a8e7d" officeooo:paragraph-rsid="000a8e7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fo:font-weight="normal" officeooo:rsid="000c8d02" officeooo:paragraph-rsid="000c8d0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fo:font-weight="normal" officeooo:rsid="000e4759" officeooo:paragraph-rsid="000e475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fo:font-weight="normal" officeooo:rsid="000eb9cd" officeooo:paragraph-rsid="000eb9c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fo:font-weight="normal" officeooo:rsid="000eb9cd" officeooo:paragraph-rsid="00188c17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8e7d" style:font-weight-asian="bold" style:font-weight-complex="bold"/>
    </style:style>
    <style:style style:name="T3" style:family="text">
      <style:text-properties fo:font-weight="bold" officeooo:rsid="000eb9cd" style:font-weight-asian="bold" style:font-weight-complex="bold"/>
    </style:style>
    <style:style style:name="T4" style:family="text">
      <style:text-properties fo:font-weight="bold" officeooo:rsid="0010b080" style:font-weight-asian="bold" style:font-weight-complex="bold"/>
    </style:style>
    <style:style style:name="T5" style:family="text">
      <style:text-properties officeooo:rsid="000e4759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e4759"/>
    </style:style>
    <style:style style:name="T8" style:family="text">
      <style:text-properties officeooo:rsid="000eb9cd"/>
    </style:style>
    <style:style style:name="T9" style:family="text">
      <style:text-properties officeooo:rsid="00117d3d"/>
    </style:style>
    <style:style style:name="T10" style:family="text">
      <style:text-properties officeooo:rsid="00188c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 Fizičko klatno</text:p>
      <text:p text:style-name="P2"><text:span text:style-name="T1">Komponente</text:span>:</text:p>
      <text:p text:style-name="P2"><text:span text:style-name="T1">1.</text:span> Fizičko klatno – šipka i teg sa mogućnošću pomeranja vertikalnog položaja uz pomoć zavrtnja.</text:p>
      <text:p text:style-name="P2"><text:span text:style-name="T1">2.</text:span> Sistem zupčanika na osovini za prenos koji omogućava mehanički da se poveća preciznost.</text:p>
      <text:p text:style-name="P2"><text:span text:style-name="T1">3.</text:span> Enkoder – omogućava očitavanje ugla koji zaklapa osovina sa vertikalnom ravni prilikom oscilacija.</text:p>
      <text:p text:style-name="P3"><text:span text:style-name="T1">4.</text:span> Eksterno napajanje – potrebno za ispravan rad enkodera.</text:p>
      <text:p text:style-name="P2"><text:span text:style-name="T2">5</text:span><text:span text:style-name="T1">.</text:span> Arduino – hardver za akviziciju analognih signala, njihovu digitalnu obradu, i prenos do računara.</text:p>
      <text:p text:style-name="P2"><text:span text:style-name="T2">6</text:span><text:span text:style-name="T1">.</text:span> Računar sa softverom za obradu podataka i njihov adekvatan prikaz (grafički).</text:p>
      <text:p text:style-name="P2"/>
      <text:p text:style-name="P4"><text:span text:style-name="T1">Izrada laboratorijske vežbe</text:span>:</text:p>
      <text:p text:style-name="P5"><text:span text:style-name="T3">1.</text:span><text:span text:style-name="T8"> korak: Proveriti da nije nijedna druga vežba priključena na računar, ako jeste, izvući USB kabl.</text:span><text:span text:style-name="T3"><text:line-break/></text:span><text:span text:style-name="T4">2</text:span><text:span text:style-name="T3">.</text:span><text:span text:style-name="T8"> korak: Povezati USB Arduina povezanog na klatno na USB 2.0 priključak na računaru.</text:span><text:span text:style-name="T1"><text:line-break/></text:span><text:span text:style-name="T4">3</text:span><text:span text:style-name="T1">.</text:span> korak: Podesiti visinu tega na željeni nivo.</text:p>
      <text:p text:style-name="P5"><text:span text:style-name="T4">4</text:span><text:span text:style-name="T1">.</text:span> korak: Uključiti računar i pokrenuti aplikaciju.<text:line-break/><text:span text:style-name="T4">5</text:span><text:span text:style-name="T1">.</text:span> korak: Uključiti napajanje.</text:p>
      <text:p text:style-name="P5"><text:span text:style-name="T4">6</text:span><text:span text:style-name="T1">.</text:span> korak: Pritisnuti dugme „<text:span text:style-name="T10">Pokreni </text:span>očitavanje<text:span text:style-name="T6">” </text:span>u aplikaciji kako bi krenula akvizicija podataka.</text:p>
      <text:p text:style-name="P5"><text:span text:style-name="T4">7</text:span><text:span text:style-name="T1">.</text:span> korak: Izvesti klatno iz ravnotežnog stanja i pustiti ga da osciluje.</text:p>
      <text:p text:style-name="P5"><text:span text:style-name="T4">8</text:span><text:span text:style-name="T1">.</text:span> korak: Kada oscilacije budu zanemarljivo male, pritisnuti dugme „Zaustavi očitavanje“.</text:p>
      <text:p text:style-name="P5"/>
      <text:p text:style-name="P6"><text:span text:style-name="T1">Komentar</text:span>:</text:p>
      <text:p text:style-name="P7">Nakon izvršenih koraka, aplikacija će prikazati sve potrebne podatke i interaktivne grafike. Očitati sve potrebne podatke, zatvoriti prozor koji se otvorio prilikom pritiska na dugme <text:span text:style-name="T5">„Zaustavi očitavanje“ </text:span>i ako je potrebno da se ponovi vežba, nakon podešavanja tega, može se pritisnuti dugme <text:span text:style-name="T5">„</text:span><text:span text:style-name="T10">Pokreni</text:span><text:span text:style-name="T7"> </text:span><text:span text:style-name="T5">očitavanje</text:span><text:span text:style-name="T7">” </text:span>i izvršiti vežba ponovo. Nije potrebno gasiti aplikaciju u potpunosti.</text:p>
      <text:p text:style-name="P6"/>
      <text:p text:style-name="P6"><text:span text:style-name="T1">Završetak vežbe</text:span>:</text:p>
      <text:p text:style-name="P6">Nakon završene laboratorijske vežbe potrebno je ugasiti napajanje, ugasiti aplikaciju u potpunosti, i izvući USB kabl iz računara. <text:span text:style-name="T9">Ako je to potrebno, ugasiti i računa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0:30:01.117000000</meta:creation-date>
    <dc:date>2024-05-28T11:59:21.102000000</dc:date>
    <meta:editing-duration>PT1H29M</meta:editing-duration>
    <meta:editing-cycles>13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18" meta:word-count="249" meta:character-count="1731" meta:non-whitespace-character-count="1496"/>
  </office:meta>
</office:document-meta>
</file>